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3000006830036D328BE669DCC.png" manifest:media-type="image/png"/>
  <manifest:file-entry manifest:full-path="Pictures/1000020100000683000006837AD662944FF71AC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2" style:family="paragraph" style:parent-style-name="Header">
      <style:paragraph-properties>
        <style:tab-stops>
          <style:tab-stop style:position="14.002cm" style:type="right"/>
        </style:tab-stops>
      </style:paragraph-properties>
      <style:text-properties officeooo:paragraph-rsid="000d2515"/>
    </style:style>
    <style:style style:name="P3" style:family="paragraph" style:parent-style-name="Footer">
      <style:paragraph-properties>
        <style:tab-stops>
          <style:tab-stop style:position="7.001cm" style:type="center"/>
          <style:tab-stop style:position="12.989cm" style:type="right"/>
        </style:tab-stops>
      </style:paragraph-properties>
    </style:style>
    <style:style style:name="P4" style:family="paragraph" style:parent-style-name="Text_20_body">
      <style:text-properties officeooo:paragraph-rsid="000eafd9"/>
    </style:style>
    <style:style style:name="P5" style:family="paragraph" style:parent-style-name="Text_20_body">
      <style:text-properties officeooo:paragraph-rsid="001902ec"/>
    </style:style>
    <style:style style:name="P6" style:family="paragraph" style:parent-style-name="Text_20_body">
      <style:text-properties officeooo:paragraph-rsid="001c3330"/>
    </style:style>
    <style:style style:name="P7" style:family="paragraph" style:parent-style-name="Subtitle">
      <style:text-properties officeooo:paragraph-rsid="0023e061"/>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10" style:family="paragraph" style:parent-style-name="Title">
      <style:text-properties officeooo:rsid="002d6009" officeooo:paragraph-rsid="002d6009"/>
    </style:style>
    <style:style style:name="P11" style:family="paragraph" style:parent-style-name="Text_20_body" style:list-style-name="L1">
      <style:text-properties officeooo:rsid="001902ec" officeooo:paragraph-rsid="001902ec"/>
    </style:style>
    <style:style style:name="P12" style:family="paragraph" style:parent-style-name="Heading_20_1">
      <style:text-properties officeooo:rsid="001c3330" officeooo:paragraph-rsid="001c3330"/>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0"><draw:frame draw:style-name="fr1" draw:name="Bild1" text:anchor-type="paragraph" svg:x="8.991cm" svg:y="9.25cm" svg:width="2.99cm" style:rel-width="23%" svg:height="3cm" style:rel-height="scale" draw:z-index="0"><draw:image xlink:href="Pictures/1000020100000683000006830036D328BE669DCC.png" xlink:type="simple" xlink:show="embed" xlink:actuate="onLoad"/></draw:frame>Lorem ipsum</text:p>
      <text:p text:style-name="P7">Jessica, André<text:span text:style-name="Emphasis">,</text:span> Maxime,<text:line-break/>Paul, Peter, Simon<text:line-break/><text:date style:data-style-name="N81" text:date-value="2017-04-27T19:59:29.938137894">27. April 2017</text:date></text:p>
      <text:p text:style-name="P8"/>
      <text:table-of-content text:style-name="Sect1" text:protected="true" text:name="Inhaltsverzeichnis1">
        <text:table-of-content-source text:outline-level="1">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text:a xlink:type="simple" xlink:href="#__RefHeading___Toc227_653945806" text:style-name="Index_20_Link" text:visited-style-name="Index_20_Link">1<text:tab/>Aenean leo<text:tab/>3</text:a></text:p>
          <text:p text:style-name="P9"><text:a xlink:type="simple" xlink:href="#__RefHeading___Toc229_653945806" text:style-name="Index_20_Link" text:visited-style-name="Index_20_Link">2<text:tab/>Etiam rhoncus<text:tab/>4</text:a></text:p>
        </text:index-body>
      </text:table-of-content>
      <text:p text:style-name="Standard"/>
      <text:h text:style-name="P12" text:outline-level="1"><text:bookmark-start text:name="__RefHeading___Toc227_653945806"/>Aenean leo<text:bookmark-end text:name="__RefHeading___Toc227_653945806"/></text:h>
      <text:h text:style-name="Heading_20_2" text:outline-level="2">Etiam ultricies</text:h>
      <text:h text:style-name="Heading_20_3" text:outline-level="3">Curabitur ullamcorper</text:h>
      <text:p text:style-name="P6">Nam eget dui. Etiam rhoncus. Maecenas tempus, tellus eget condimentum rhoncus, sem quam semper libero, sit amet adipiscing sem neque sed ipsum.</text:p>
      <text:p text:style-name="P5">Nam quam nunc, blandit vel, luctus pulvinar, hendrerit id, lorem. Maecenas nec odio et ante tincidunt tempus. Donec vitae sapien ut libero venenatis faucibus.</text:p>
      <text:h text:style-name="Heading_20_3" text:outline-level="3">Nullam quis ante</text:h>
      <text:p text:style-name="P4">Etiam sit amet orci eget eros faucibus tincidunt. Duis leo. Sed fringilla mauris sit amet nibh. Donec sodales sagittis magna. Sed consequat, leo eget bibendum sodales, augue velit cursus nunc.</text:p>
      <text:list xml:id="list6386429626823995754" text:style-name="L1">
        <text:list-item>
          <text:p text:style-name="P11">Nulla consequat</text:p>
        </text:list-item>
        <text:list-item>
          <text:p text:style-name="P11">Nullam dictum</text:p>
          <text:list>
            <text:list-item>
              <text:p text:style-name="P11">Cum sociis natoque</text:p>
            </text:list-item>
            <text:list-item>
              <text:p text:style-name="P11">Dis parturient</text:p>
            </text:list-item>
          </text:list>
        </text:list-item>
      </text:list>
      <text:h text:style-name="Heading_20_2" text:outline-level="2">Aenean vulputate</text:h>
      <text:p text:style-name="P6">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2" text:anchor-type="paragraph" svg:x="13.381cm" svg:y="-1cm" svg:width="1.559cm" style:rel-width="12%" svg:height="1.499cm" style:rel-height="scale" draw:z-index="1"><draw:image xlink:href="Pictures/1000020100000683000006837AD662944FF71ACB.png" xlink:type="simple" xlink:show="embed" xlink:actuate="onLoad"/></draw:frame></text:p>
      </style:header>
      <style:header-first>
        <text:p text:style-name="MP2"/>
      </style:header-first>
      <style:footer>
        <text:p text:style-name="MP3"><text:tab/><text:page-number text:select-page="current">4</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9M3S</meta:editing-duration>
    <meta:editing-cycles>25</meta:editing-cycles>
    <meta:generator>LibreOffice/5.1.6.2$Linux_X86_64 LibreOffice_project/10m0$Build-2</meta:generator>
    <meta:initial-creator>Simon Hochholzer</meta:initial-creator>
    <dc:date>2017-04-27T19:59:29.815851953</dc:date>
    <dc:creator>Simon Hochholzer</dc:creator>
    <meta:document-statistic meta:table-count="0" meta:image-count="2" meta:object-count="0" meta:page-count="4" meta:paragraph-count="22" meta:word-count="309" meta:character-count="2050" meta:non-whitespace-character-count="1764"/>
    <meta:template xlink:type="simple" xlink:actuate="onRequest" xlink:title="Standard" xlink:href="../../../../../../../../../../.config/libreoffice/4/user/template/Standard1.ott" meta:date="2017-04-20T18:40:25.121693105"/>
  </office:meta>
</office:document-meta>
</file>